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Times New Roman"/>
    </style:style>
    <style:style style:name="P7" style:family="paragraph" style:parent-style-name="Text_20_body">
      <style:paragraph-properties fo:margin-top="0in" fo:margin-bottom="0.1965in" style:contextual-spacing="false"/>
    </style:style>
    <style:style style:name="P8" style:family="paragraph" style:parent-style-name="Text_20_body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loext:opacity="100%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  <style:style style:name="T3" style:family="text">
      <style:text-properties fo:color="#000000" loext:opacity="100%" fo:font-size="12pt" style:font-name-asian="Courier" style:font-size-asian="12pt" style:font-name-complex="Courier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Centering a smaller box in a larger one</text:span> = <text:span text:style-name="Source_20_Text">position + ((outer_size - inner_size) / 2)</text:span></text:p>
      <text:p text:style-name="P7">Want help wrapping this into a reusable function?</text:p>
      <text:h text:style-name="Heading_20_5" text:outline-level="5">You said:</text:h>
      <text:p text:style-name="P7">oh so if I had 100*100 and my picture was 70 I would do this float offset = (100-70)/2;</text:p>
      <text:h text:style-name="Heading_20_6" text:outline-level="6">ChatGPT said:</text:h>
      <text:p text:style-name="P7">Exactly! 💯</text:p>
      <text:p text:style-name="P7">You're spot on:</text:p>
      <text:p text:style-name="Preformatted_20_Text">cpp</text:p>
      <text:p text:style-name="Preformatted_20_Text">CopyEdit</text:p>
      <text:p text:style-name="P3"><text:span text:style-name="Source_20_Text">float offset = (100 - 70) / 2.0f; <text:s/>// = 15.0</text:span></text:p>
      <text:p text:style-name="P7">Then you'd do something like:</text:p>
      <text:p text:style-name="Preformatted_20_Text">cpp</text:p>
      <text:p text:style-name="Preformatted_20_Text">CopyEdit</text:p>
      <text:p text:style-name="P2"><text:span text:style-name="Source_20_Text">float centeredX = originalX + offset;</text:span></text:p>
      <text:p text:style-name="P3"><text:span text:style-name="Source_20_Text">float centeredY = originalY + offset;</text:span></text:p>
      <text:p text:style-name="P7">This centers the <text:span text:style-name="Strong_20_Emphasis">70×70 image or hitbox</text:span> inside the <text:span text:style-name="Strong_20_Emphasis">100×100 space</text:span>, leaving an equal 15-pixel margin on each side.</text:p>
      <text:p text:style-name="P7">Need help adjusting your code to use this cleanly?</text:p>
      <text:h text:style-name="Heading_20_5" text:outline-level="5">You said:</text:h>
      <text:p text:style-name="Text_20_body">My new modified code: bool AmoreGame::BulletCollision(Player p, std::vector&lt;EnemyShip*&gt; en){ float bullet_left; float bullet_right; float left_ship; float right_ship; float bullet_bottom; float bullet_top; float ship_bottom; float ship_top; for(auto* bullet :p.AmmoGet()){ float col_width = 10.0; float col_height = 15.0; const float offsetx = (50.0-col_width)/2.0; const float offsety = (50.0-col_height)/2.0; bullet_left = bullet-&gt;GetPosX()+offsetx; bullet_right = bullet_left +col_width; // 50 stand for size later make it a variable it for x size bullet_bottom = bullet-&gt;GetPosY()+offsety; bullet_top = bullet_bottom +col_height; //50 for(auto* enemy: en){ left_ship = enemy-&gt;GetPosX()+offsetx; right_ship = left_ship+col_width;// 50 ship_bottom = enemy-&gt;GetPosY()+offsety; ship_top = ship_bottom+col_height; //50 if( OverLapping(bullet_left,bullet_right,left_ship,right_ship) &amp;&amp; OverLapping(bullet_bottom,bullet_top,ship_bottom,ship_top)){ return true; } } } return false; </text:p>
      <text:p text:style-name="P5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6"><text:span text:style-name="T3">Example of a boxCOllision that loops through all emeny sprites with player bullets</text:span></text:p>
      <text:p text:style-name="P6"><text:span text:style-name="T3"/></text:p>
      <text:p text:style-name="P6"><text:span text:style-name="T3">Example: Smaller Collision Box (40x40 centered in 50x50)</text:span></text:p>
      <text:p text:style-name="P6"><text:span text:style-name="T3">Let’s say your visible sprite is roughly 40×40 centered inside the 50×50 image.</text:span></text:p>
      <text:p text:style-name="P6"><text:span text:style-name="T3"/></text:p>
      <text:p text:style-name="P6"><text:span text:style-name="T3">You can adjust your code like this:</text:span></text:p>
      <text:p text:style-name="P6"><text:span text:style-name="T3"/></text:p>
      <text:p text:style-name="P6"><text:span text:style-name="T3">cpp</text:span></text:p>
      <text:p text:style-name="P6"><text:span text:style-name="T3">Copy</text:span></text:p>
      <text:p text:style-name="P6"><text:span text:style-name="T3">Edit</text:span></text:p>
      <text:p text:style-name="P6"><text:span text:style-name="T3">const float COLLISION_WIDTH = 40.0f;</text:span></text:p>
      <text:p text:style-name="P6"><text:span text:style-name="T3">const float COLLISION_HEIGHT = 40.0f;</text:span></text:p>
      <text:p text:style-name="P6"><text:span text:style-name="T3">const float OFFSET_X = (50.0f - COLLISION_WIDTH) / 2.0f; // 5 pixels on each side</text:span></text:p>
      <text:p text:style-name="P6"><text:span text:style-name="T3">const float OFFSET_Y = (50.0f - COLLISION_HEIGHT) / 2.0f;</text:span></text:p>
      <text:p text:style-name="P6"><text:span text:style-name="T3"/></text:p>
      <text:p text:style-name="P6"><text:span text:style-name="T3">for (auto* bullet : p.AmmoGet()) {</text:span></text:p>
      <text:p text:style-name="P6"><text:span text:style-name="T3"><text:s text:c="4"/>float bullet_left = bullet-&gt;GetPosX() + OFFSET_X;</text:span></text:p>
      <text:p text:style-name="P6"><text:span text:style-name="T3"><text:s text:c="4"/>float bullet_right = bullet_left + COLLISION_WIDTH;</text:span></text:p>
      <text:p text:style-name="P6"><text:span text:style-name="T3"><text:s text:c="4"/>float bullet_bottom = bullet-&gt;GetPosY() + OFFSET_Y;</text:span></text:p>
      <text:p text:style-name="P6"><text:span text:style-name="T3"><text:s text:c="4"/>float bullet_top = bullet_bottom + COLLISION_HEIGHT;</text:span></text:p>
      <text:p text:style-name="P6"><text:span text:style-name="T3"/></text:p>
      <text:p text:style-name="P6"><text:span text:style-name="T3"><text:s text:c="4"/>for (auto* enemy : en) {</text:span></text:p>
      <text:p text:style-name="P6"><text:span text:style-name="T3"><text:s text:c="8"/>float ship_left = enemy-&gt;GetPosX() + OFFSET_X;</text:span></text:p>
      <text:p text:style-name="P6"><text:span text:style-name="T3"><text:s text:c="8"/>float ship_right = ship_left + COLLISION_WIDTH;</text:span></text:p>
      <text:p text:style-name="P6"><text:span text:style-name="T3"><text:s text:c="8"/>float ship_bottom = enemy-&gt;GetPosY() + OFFSET_Y;</text:span></text:p>
      <text:p text:style-name="P6"><text:span text:style-name="T3"><text:s text:c="8"/>float ship_top = ship_bottom + COLLISION_HEIGHT;</text:span></text:p>
      <text:p text:style-name="P6"><text:span text:style-name="T3"/></text:p>
      <text:p text:style-name="P6"><text:span text:style-name="T3"><text:s text:c="8"/>if (OverLapping(bullet_left, bullet_right, ship_left, ship_right) &amp;&amp;</text:span></text:p>
      <text:p text:style-name="P6"><text:span text:style-name="T3"><text:s text:c="12"/>OverLapping(bullet_bottom, bullet_top, ship_bottom, ship_top)) {</text:span></text:p>
      <text:p text:style-name="P6"><text:span text:style-name="T3"><text:s text:c="12"/>return true;</text:span></text:p>
      <text:p text:style-name="P6"><text:span text:style-name="T3"><text:s text:c="8"/>}</text:span></text:p>
      <text:p text:style-name="P6"><text:span text:style-name="T3"><text:s text:c="4"/>}</text:span></text:p>
      <text:p text:style-name="P6"><text:span text:style-name="T3">}</text:span></text:p>
      <text:p text:style-name="P6"><text:span text:style-name="T3">💡 Pro tip:</text:span></text:p>
      <text:p text:style-name="P6"><text:span text:style-name="T3">Eventually, consider defining a GetBoundingBox() function per object that returns the actual rectangle used for collision — this keeps collision logic clean and flexi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5-03T13:29:16.444353912</dc:date>
    <meta:editing-duration>PT2M8S</meta:editing-duration>
    <meta:editing-cycles>1</meta:editing-cycles>
    <meta:document-statistic meta:table-count="0" meta:image-count="0" meta:object-count="0" meta:page-count="2" meta:paragraph-count="48" meta:word-count="397" meta:character-count="2931" meta:non-whitespace-character-count="2483"/>
  </office:meta>
</office:document-meta>
</file>